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7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Assi 5(Iot)</text:span></text:p>
      <text:p text:style-name="Standard"><text:s text:c="14"/><text:span text:style-name="T1">Proximity sensor </text:span></text:p>
      <text:p text:style-name="Standard"/>
      <text:p text:style-name="Standard">int pirsensor;</text:p>
      <text:p text:style-name="Standard">void setup()</text:p>
      <text:p text:style-name="Standard">{</text:p>
      <text:p text:style-name="Standard"><text:s/>pinMode(2,INPUT);</text:p>
      <text:p text:style-name="Standard">pinMode(12,OUTPUT);</text:p>
      <text:p text:style-name="Standard"><text:s/>pinMode(13,OUTPUT);</text:p>
      <text:p text:style-name="Standard"><text:s/></text:p>
      <text:p text:style-name="Standard">}</text:p>
      <text:p text:style-name="Standard">void loop()</text:p>
      <text:p text:style-name="Standard">{</text:p>
      <text:p text:style-name="Standard"><text:s/>pirsensor=digitalRead(2);</text:p>
      <text:p text:style-name="Standard"><text:s/>if(pirsensor==HIGH)</text:p>
      <text:p text:style-name="Standard"><text:s/>{</text:p>
      <text:p text:style-name="Standard"><text:s/>digitalWrite(13,HIGH);</text:p>
      <text:p text:style-name="Standard"><text:s/>tone(12,500,500);</text:p>
      <text:p text:style-name="Standard"><text:s/>}</text:p>
      <text:p text:style-name="Standard"><text:s/>digitalWrite(13,LOW)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20:56:53.271000000</meta:creation-date>
    <dc:date>2022-11-15T20:59:47.208000000</dc:date>
    <meta:editing-duration>PT2M55S</meta:editing-duration>
    <meta:editing-cycles>1</meta:editing-cycles>
    <meta:document-statistic meta:table-count="0" meta:image-count="0" meta:object-count="0" meta:page-count="1" meta:paragraph-count="20" meta:word-count="24" meta:character-count="308" meta:non-whitespace-character-count="224"/>
    <meta:generator>LibreOffice/7.2.1.2$Windows_X86_64 LibreOffice_project/87b77fad49947c1441b67c559c339af8f3517e22</meta:generator>
  </office:meta>
</office:document-meta>
</file>